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text-properties fo:color="#e8bf6a" style:font-name="JetBrains Mono" fo:font-style="normal" style:font-style-asian="normal" style:font-style-complex="normal"/>
    </style:style>
    <style:style style:name="P2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e8bf6a" style:font-name="JetBrains Mono"/>
    </style:style>
    <style:style style:name="P3" style:family="paragraph" style:parent-style-name="Preformatted_20_Text">
      <style:paragraph-properties fo:background-color="#2b2b2b">
        <style:background-image/>
      </style:paragraph-properties>
    </style:style>
    <style:style style:name="P4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5" style:family="paragraph" style:parent-style-name="Heading_20_2">
      <style:text-properties fo:font-style="normal" style:font-style-asian="normal" style:font-style-complex="normal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Text_20_body">
      <style:text-properties fo:font-style="normal" style:font-style-asian="normal" style:font-style-complex="normal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Text_20_body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background-color="#ffff00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background-color="#ffff00"/>
    </style:style>
    <style:style style:name="T5" style:family="text">
      <style:text-properties style:font-name="JetBrains Mono"/>
    </style:style>
    <style:style style:name="T6" style:family="text">
      <style:text-properties fo:color="#e8bf6a"/>
    </style:style>
    <style:style style:name="T7" style:family="text">
      <style:text-properties fo:color="#cc7832"/>
    </style:style>
    <style:style style:name="T8" style:family="text">
      <style:text-properties fo:color="#cc7832" style:font-name="JetBrains Mono"/>
    </style:style>
    <style:style style:name="T9" style:family="text">
      <style:text-properties fo:color="#9876aa" style:font-name="JetBrains Mono"/>
    </style:style>
    <style:style style:name="T10" style:family="text">
      <style:text-properties fo:color="#ffc66d" style:font-name="JetBrains Mono"/>
    </style:style>
    <style:style style:name="T11" style:family="text">
      <style:text-properties fo:color="#6897bb" style:font-name="JetBrains Mono"/>
    </style:style>
    <style:style style:name="T12" style:family="text">
      <style:text-properties fo:color="#6a8759"/>
    </style:style>
    <style:style style:name="T13" style:family="text">
      <style:text-properties fo:color="#6a8759" style:font-name="JetBrains Mono"/>
    </style:style>
    <style:style style:name="T14" style:family="text">
      <style:text-properties fo:color="#a9b7c6" style:font-name="JetBrains 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Eigene Vue-Komponente erstellen und verwenden</text:h>
      <text:p text:style-name="P8">(Beispiel: DEV-1963 → CalendarShowDialog)</text:p>
      <text:h text:style-name="P6" text:outline-level="1"/>
      <text:h text:style-name="P5" text:outline-level="2">View:</text:h>
      <text:p text:style-name="Text_20_body"><text:span text:style-name="T1">Vue-element einbinden und Parameter übergeben: // Dieses Element ist hinterher das Pop-Up-Fenster</text:span></text:p>
      <text:p text:style-name="Text_20_body"><text:span text:style-name="T1">&lt;template v-slot:item.actions=“{item}“&gt;</text:span></text:p>
      <text:p text:style-name="Text_20_body"><text:span text:style-name="T1">&lt;calendar-show-dialog s: „Im a normal string“ :</text:span><text:span text:style-name="T2">calendar-data</text:span><text:span text:style-name="T1">=“</text:span><text:span text:style-name="T3">{{$x}}</text:span><text:span text:style-name="T1">“&gt; &lt;/</text:span><text:span text:style-name="T2">calendar-show-dialog</text:span><text:span text:style-name="T1">&gt;</text:span></text:p>
      <text:p text:style-name="Text_20_body"><text:span text:style-name="T1">&lt;/template&gt;</text:span></text:p>
      <text:p text:style-name="Text_20_body"><text:span text:style-name="T1">// x wird an die Vue-Komponente übergeben und stammt vom Controller.</text:span></text:p>
      <text:p text:style-name="Text_20_body"><text:span text:style-name="T1">// calendar-data resultiert in der Vue-Komponente in </text:span><text:span text:style-name="T2">calendarData</text:span></text:p>
      <text:p text:style-name="P7"/>
      <text:h text:style-name="P5" text:outline-level="2"><text:span text:style-name="T4">CalendarShowDialog</text:span>.vue:</text:h>
      <text:p text:style-name="P7">&lt;template&gt; // Root-Element, muss gegeben sein</text:p>
      <text:p text:style-name="P7"><text:tab/>&lt;v-dialog&gt; // Das tatsätzliche Pop-Up-Element</text:p>
      <text:p text:style-name="P7"><text:tab/><text:tab/>&lt;template v-slot:activator=“{on, attrs}“&gt; Ist für das Abfeuern des Events zuständig </text:p>
      <text:p text:style-name="P7"><text:tab/><text:tab/><text:tab/>&lt;v-btn&gt; // Das ist die Form des Auslösers. Könnte auch was anderes sein.</text:p>
      <text:p text:style-name="P7"><text:tab/><text:tab/><text:tab/><text:tab/>v-bind=“attrs“</text:p>
      <text:p text:style-name="P7"><text:tab/><text:tab/><text:tab/><text:tab/>v-on=“on“</text:p>
      <text:p text:style-name="P7"><text:tab/><text:tab/><text:tab/>&lt;/v-btn&gt;</text:p>
      <text:p text:style-name="P7"><text:tab/><text:tab/>&lt;/template&gt;</text:p>
      <text:p text:style-name="P7"><text:tab/>&lt;/v-dialog&gt;</text:p>
      <text:p text:style-name="P7"><text:tab/>&lt;v-card&gt;</text:p>
      <text:p text:style-name="P7"><text:tab/><text:tab/>// Hier kommt jetzt alles, was Teil des pop-ups ist.</text:p>
      <text:p text:style-name="P7"><text:tab/>&lt;/v-card&gt;</text:p>
      <text:p text:style-name="P7">&lt;/template&gt;</text:p>
      <text:p text:style-name="P7"/>
      <text:p text:style-name="P7">&lt;script&gt;</text:p>
      <text:p text:style-name="P7"><text:tab/>export default{ // Das sind Variablen die übergeben werden können</text:p>
      <text:p text:style-name="P7"><text:tab/><text:tab/>// Eigene Variablen die übergeben werden</text:p>
      <text:p text:style-name="P7"><text:tab/><text:tab/>props: { </text:p>
      <text:p text:style-name="P7"><text:tab/><text:tab/><text:tab/>// Variable mit dem Namen calendar-data wird übergeben werden</text:p>
      <text:p text:style-name="P7"><text:tab/><text:tab/><text:tab/><text:span text:style-name="T4">calendarData</text:span>: { </text:p>
      <text:p text:style-name="P7"><text:tab/><text:tab/><text:tab/><text:tab/>required: true // Hier kommen Optionen für die Variable hin..</text:p>
      <text:p text:style-name="P7"><text:soft-page-break/><text:tab/><text:tab/><text:tab/>},</text:p>
      <text:p text:style-name="P7"><text:tab/><text:tab/><text:tab/>// Lokale Daten, die in der Vue-Komponente verwendet werden</text:p>
      <text:p text:style-name="P7"><text:tab/><text:tab/><text:tab/>data(){ </text:p>
      <text:p text:style-name="P7"><text:tab/><text:tab/><text:tab/><text:tab/>return {</text:p>
      <text:p text:style-name="P7"><text:tab/><text:tab/><text:tab/><text:tab/><text:tab/>dialog:false</text:p>
      <text:p text:style-name="P7"><text:tab/><text:tab/><text:tab/><text:tab/>}</text:p>
      <text:p text:style-name="P7"><text:tab/><text:tab/><text:tab/>}</text:p>
      <text:p text:style-name="P7"><text:tab/><text:tab/>}</text:p>
      <text:p text:style-name="P7"><text:tab/>}</text:p>
      <text:p text:style-name="P7">&lt;/script&gt;</text:p>
      <text:p text:style-name="P7"/>
      <text:p text:style-name="P9">Form und Inputvalidierung in vue:</text:p>
      <text:p text:style-name="P10">// Action muss hart kodiert werden, da route nur in blade funktioniert</text:p>
      <text:p text:style-name="P10">// Method muss POST sein, da PUT nur mit blade möglich</text:p>
      <text:p text:style-name="P7">&lt;form action=“/partner/calendar/update“ method=“POST“&gt;</text:p>
      <text:p text:style-name="P7">// csrf-field wird mit eigengebauter Komponente erzeugt</text:p>
      <text:p text:style-name="P7">&lt;csrf-field&gt;&lt;/csrf-field&gt;</text:p>
      <text:p text:style-name="P7">…</text:p>
      <text:p text:style-name="P7">&lt;v-text-field</text:p>
      <text:p text:style-name="P7"><text:tab/>:rules=“[rules.isPositive, rules.isInteger, ...]“</text:p>
      <text:p text:style-name="P7"><text:tab/>name=“calendars“</text:p>
      <text:p text:style-name="P7"><text:tab/>type=“number“</text:p>
      <text:p text:style-name="P7"><text:tab/>….</text:p>
      <text:p text:style-name="P7">&gt;....</text:p>
      <text:p text:style-name="P7"/>
      <text:p text:style-name="P7">// Rules werden im Script definiert</text:p>
      <text:p text:style-name="P1">&lt;script&gt;</text:p>
      <text:p text:style-name="P4"><text:span text:style-name="T6"><text:s text:c="4"/></text:span><text:span text:style-name="T8">export default </text:span><text:span text:style-name="T5">{</text:span></text:p>
      <text:p text:style-name="P4"><text:s text:c="8"/><text:span text:style-name="T9">props</text:span><text:span text:style-name="T5">: {</text:span></text:p>
      <text:p text:style-name="P4"><text:s text:c="12"/><text:span text:style-name="T9">tenant</text:span><text:span text:style-name="T5">: {</text:span></text:p>
      <text:p text:style-name="P4"><text:s text:c="16"/><text:span text:style-name="T9">required</text:span><text:span text:style-name="T5">: </text:span><text:span text:style-name="T8">true</text:span></text:p>
      <text:p text:style-name="P4"><text:span text:style-name="T7"><text:s text:c="12"/></text:span><text:span text:style-name="T5">}</text:span><text:span text:style-name="T8">,</text:span></text:p>
      <text:p text:style-name="P4"><text:span text:style-name="T7"><text:s text:c="12"/></text:span><text:span text:style-name="T9">availableResellerCalendarsCount</text:span><text:span text:style-name="T5">: {</text:span></text:p>
      <text:p text:style-name="P4"><text:s text:c="16"/><text:span text:style-name="T9">required</text:span><text:span text:style-name="T5">: </text:span><text:span text:style-name="T8">true</text:span></text:p>
      <text:p text:style-name="P3"><text:span text:style-name="T7"><text:s text:c="12"/></text:span><text:span text:style-name="T14">}</text:span></text:p>
      <text:p text:style-name="P4"><text:s text:c="8"/><text:span text:style-name="T5">}</text:span><text:span text:style-name="T8">,</text:span></text:p>
      <text:p text:style-name="P4"><text:span text:style-name="T7"><text:s text:c="8"/></text:span><text:span text:style-name="T10">data</text:span><text:span text:style-name="T5">(){</text:span></text:p>
      <text:p text:style-name="P4"><text:s text:c="12"/><text:span text:style-name="T8">return </text:span><text:span text:style-name="T5">{</text:span></text:p>
      <text:p text:style-name="P4"><text:s text:c="16"/><text:span text:style-name="T9">rules</text:span><text:span text:style-name="T5">: {</text:span></text:p>
      <text:p text:style-name="P4"><text:s text:c="20"/><text:span text:style-name="T10">isPositive</text:span><text:span text:style-name="T5">: value =&gt; value &gt; </text:span><text:span text:style-name="T11">0 </text:span><text:span text:style-name="T5">|| </text:span><text:span text:style-name="T13">"Wert muss größer als 0 sein"</text:span><text:span text:style-name="T8">,</text:span></text:p>
      <text:p text:style-name="P4"><text:span text:style-name="T7"><text:s text:c="20"/></text:span><text:span text:style-name="T10">isInteger</text:span><text:span text:style-name="T5">: value =&gt; value == </text:span><text:span text:style-name="T10">parseInt</text:span><text:span text:style-name="T5">(value) || </text:span><text:span text:style-name="T13">"Wert muss eine ganze Zahl sein"</text:span><text:span text:style-name="T8">,</text:span></text:p>
      <text:p text:style-name="P4"><text:span text:style-name="T7"><text:s text:c="20"/></text:span><text:span text:style-name="T10">resellerHasEnoughCalendars</text:span><text:span text:style-name="T5">: value =&gt; value &lt;= </text:span><text:soft-page-break/><text:span text:style-name="T8">this</text:span><text:span text:style-name="T5">.</text:span><text:span text:style-name="T9">tenant</text:span><text:span text:style-name="T5">.</text:span><text:span text:style-name="T9">calendars </text:span><text:span text:style-name="T5">+ </text:span><text:span text:style-name="T8">this</text:span><text:span text:style-name="T5">.</text:span><text:span text:style-name="T9">availableResellerCalendarsCount </text:span><text:span text:style-name="T5">|| </text:span><text:span text:style-name="T13">'Nicht genügend freie Kalender'</text:span></text:p>
      <text:p text:style-name="P4"><text:span text:style-name="T12"><text:s text:c="16"/></text:span><text:span text:style-name="T5">}</text:span><text:span text:style-name="T8">,</text:span></text:p>
      <text:p text:style-name="P4"><text:span text:style-name="T7"><text:s text:c="16"/></text:span><text:span text:style-name="T9">dialog</text:span><text:span text:style-name="T5">:</text:span><text:span text:style-name="T8">false</text:span></text:p>
      <text:p text:style-name="P4"><text:span text:style-name="T7"><text:s text:c="12"/></text:span><text:span text:style-name="T5">}</text:span></text:p>
      <text:p text:style-name="P4"><text:s text:c="8"/><text:span text:style-name="T5">}</text:span></text:p>
      <text:p text:style-name="P4"><text:s text:c="4"/><text:span text:style-name="T5">}</text:span></text:p>
      <text:p text:style-name="P2">&lt;/script&gt;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16T09:26:03</meta:creation-date>
    <meta:generator>OpenOffice/4.1.7$Unix OpenOffice.org_project/417m1$Build-9800</meta:generator>
    <dc:date>2020-07-20T17:11:23</dc:date>
    <meta:editing-duration>PT25M52S</meta:editing-duration>
    <meta:editing-cycles>10</meta:editing-cycles>
    <meta:document-statistic meta:table-count="0" meta:image-count="0" meta:object-count="0" meta:page-count="3" meta:paragraph-count="76" meta:word-count="285" meta:character-count="2420"/>
  </office:meta>
</office:document-meta>
</file>